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018498" officeooo:paragraph-rsid="00018498" style:font-style-asian="italic" style:font-style-complex="italic"/>
    </style:style>
    <style:style style:name="P2" style:family="paragraph" style:parent-style-name="Text_20_body">
      <style:text-properties officeooo:rsid="00019fd0" officeooo:paragraph-rsid="00019fd0"/>
    </style:style>
    <style:style style:name="P3" style:family="paragraph" style:parent-style-name="Title">
      <style:text-properties officeooo:rsid="00018498" officeooo:paragraph-rsid="00018498"/>
    </style:style>
    <style:style style:name="P4" style:family="paragraph" style:parent-style-name="Heading_20_1">
      <style:text-properties officeooo:rsid="00018498" officeooo:paragraph-rsid="00018498"/>
    </style:style>
    <style:style style:name="P5" style:family="paragraph" style:parent-style-name="Heading_20_1">
      <style:text-properties officeooo:rsid="00019fd0" officeooo:paragraph-rsid="00019fd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19fd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base model</text:p>
      <text:h text:style-name="P4" text:outline-level="1">PlayerClass</text:h>
      <text:p text:style-name="P1">Creation:<text:line-break/><text:span text:style-name="T1">INTEGER: _id – class ID, 1<text:line-break/>STRING: name – class name, “Armsman”<text:line-break/>STRING: realm – realm name, “Albion”<text:line-break/>STRING: subclass – subclass name, “Fighter” (classic only)</text:span></text:p>
      <text:p text:style-name="P1">Selection:<text:span text:style-name="T1"><text:line-break/>STRING: abilities – string representing the abilities available for this class, “1-5, 8, 9”<text:line-break/>STRING: specs – string representing the specs available for this class, “1-5, 8, 9”<text:line-break/>STRING: ras – string representing the realm abilities available for this class, “1-5, 8, 9”<text:line-break/>STRING: mls – string representing the master levels available for this class, “1-5, 8, 9” (live only)<text:line-break/>STRING: cls – string representing the champion levels available for this class, “1-5, 8, 9” (live only)</text:span></text:p>
      <text:h text:style-name="P5" text:outline-level="1"><text:span text:style-name="T1">Abilities</text:span></text:h>
      <text:p text:style-name="P2"><text:span text:style-name="T1">INTEGER: _id – ability ID, 1<text:line-break/>STRING: name – ability name, “Staff”<text:line-break/>INTEGER: level – ability level, 1<text:line-break/>STRING: effect – ability effect, “Allows the character to equip staff weapons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4:35:41.875389706</meta:creation-date>
    <dc:date>2016-01-13T14:43:50.421132303</dc:date>
    <meta:editing-duration>PT2M3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26" meta:character-count="866" meta:non-whitespace-character-count="733"/>
  </office:meta>
</office:document-meta>
</file>